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text:p>yes-mostly breaks page functionality</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 (https://labs.threatpress.com/stored-cross-site-scripting-xss-in-woocommerce-quick-reports-plugin/)</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poc doesn't work, try with wp 4.9.1 or earlier</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text:p>yes-was able to pinpoint but dompurify didn't work on it</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text:p>yes-broke how the page looks but works fine otherwise</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style-name="ce1"/>
        </table:table-row>
        <table:table-row table:style-name="ro9">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table-cell office:value-type="string" table:style-name="ce1">
            <text:p>CVE-2018-0547</text:p>
          </table:table-cell>
          <table:table-cell table:number-columns-repeated="16379"/>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29T23:36:37Z</dc:date>
    <meta:editing-cycles>3</meta:editing-cycles>
    <meta:editing-duration>PT3899S</meta:editing-duration>
  </office:meta>
</office:document-meta>
</file>